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3pt" fo:font-weight="normal" officeooo:rsid="001e067e" officeooo:paragraph-rsid="001e067e" style:font-size-asian="11.3500003814697pt" style:font-weight-asian="normal" style:font-size-complex="13pt" style:font-weight-complex="normal"/>
    </style:style>
    <style:style style:name="P2" style:family="paragraph" style:parent-style-name="Standard" style:list-style-name="L1">
      <style:text-properties fo:font-size="13pt" fo:font-weight="normal" officeooo:rsid="001e067e" officeooo:paragraph-rsid="001e067e" style:font-size-asian="11.3500003814697pt" style:font-weight-asian="normal" style:font-size-complex="13pt" style:font-weight-complex="normal"/>
    </style:style>
    <style:style style:name="P3" style:family="paragraph" style:parent-style-name="Standard" style:list-style-name="L1">
      <style:text-properties fo:font-size="13pt" fo:font-weight="normal" officeooo:rsid="001edff4" officeooo:paragraph-rsid="001edff4" style:font-size-asian="11.3500003814697pt" style:font-weight-asian="normal" style:font-size-complex="13pt" style:font-weight-complex="normal"/>
    </style:style>
    <style:style style:name="P4" style:family="paragraph" style:parent-style-name="Standard">
      <style:text-properties fo:font-size="13pt" fo:font-weight="normal" officeooo:rsid="001edff4" officeooo:paragraph-rsid="001edff4" style:font-size-asian="11.3500003814697pt" style:font-weight-asian="normal" style:font-size-complex="13pt" style:font-weight-complex="normal"/>
    </style:style>
    <style:style style:name="P5" style:family="paragraph" style:parent-style-name="Standard" style:list-style-name="L2">
      <style:text-properties fo:font-size="13pt" fo:font-weight="normal" officeooo:rsid="001edff4" officeooo:paragraph-rsid="001edff4" style:font-size-asian="11.3500003814697pt" style:font-weight-asian="normal" style:font-size-complex="13pt" style:font-weight-complex="normal"/>
    </style:style>
    <style:style style:name="P6" style:family="paragraph" style:parent-style-name="Standard" style:list-style-name="L2">
      <style:text-properties fo:font-size="13pt" fo:font-weight="normal" officeooo:rsid="001f7dd3" officeooo:paragraph-rsid="001f7dd3" style:font-size-asian="11.3500003814697pt" style:font-weight-asian="normal" style:font-size-complex="13pt" style:font-weight-complex="normal"/>
    </style:style>
    <style:style style:name="P7" style:family="paragraph" style:parent-style-name="Standard">
      <style:text-properties fo:font-size="13pt" fo:font-weight="normal" officeooo:rsid="001f7dd3" officeooo:paragraph-rsid="001f7dd3"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135f3" officeooo:paragraph-rsid="002135f3"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135f3" officeooo:paragraph-rsid="0022c654"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2c654" officeooo:paragraph-rsid="0022c654"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2445f3" officeooo:paragraph-rsid="002445f3"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bold" officeooo:rsid="002445f3" officeooo:paragraph-rsid="002445f3" style:font-size-asian="11.3500003814697pt" style:font-weight-asian="bold" style:font-size-complex="13pt" style:font-weight-complex="bold"/>
    </style:style>
    <style:style style:name="P13" style:family="paragraph" style:parent-style-name="Table_20_Contents" style:list-style-name="L3">
      <style:paragraph-properties fo:text-align="justify" style:justify-single-word="false"/>
      <style:text-properties fo:font-size="13pt" officeooo:rsid="0022c654" officeooo:paragraph-rsid="0022c654" style:font-size-asian="11.3500003814697pt" style:font-size-complex="13pt"/>
    </style:style>
    <style:style style:name="P14" style:family="paragraph" style:parent-style-name="Table_20_Contents" style:list-style-name="L3">
      <style:paragraph-properties fo:text-align="justify" style:justify-single-word="false"/>
      <style:text-properties fo:font-size="13pt" officeooo:rsid="00237354" officeooo:paragraph-rsid="00237354" style:font-size-asian="11.3500003814697pt" style:font-size-complex="13pt"/>
    </style:style>
    <style:style style:name="P15" style:family="paragraph" style:parent-style-name="Table_20_Contents" style:list-style-name="L3">
      <style:paragraph-properties fo:text-align="justify" style:justify-single-word="false"/>
      <style:text-properties fo:font-size="13pt" officeooo:rsid="002445f3" officeooo:paragraph-rsid="002445f3" style:font-size-asian="11.3500003814697pt" style:font-size-complex="13pt"/>
    </style:style>
    <style:style style:name="P16" style:family="paragraph" style:parent-style-name="Table_20_Contents">
      <style:paragraph-properties fo:text-align="justify" style:justify-single-word="false"/>
      <style:text-properties fo:font-size="13pt" fo:font-weight="bold" style:font-size-asian="11.3500003814697pt" style:font-weight-asian="bold" style:font-size-complex="13pt" style:font-weight-complex="bold"/>
    </style:style>
    <style:style style:name="T1" style:family="text">
      <style:text-properties fo:font-size="18pt" fo:font-weight="bold" officeooo:rsid="001e067e" style:font-size-asian="15.75pt" style:font-weight-asian="bold" style:font-size-complex="18pt" style:font-weight-complex="bold"/>
    </style:style>
    <style:style style:name="T2" style:family="text">
      <style:text-properties officeooo:rsid="002135f3"/>
    </style:style>
    <style:style style:name="T3" style:family="text">
      <style:text-properties officeooo:rsid="0021d2c2"/>
    </style:style>
    <style:style style:name="T4" style:family="text">
      <style:text-properties officeooo:rsid="0022c654"/>
    </style:style>
    <style:style style:name="T5" style:family="text">
      <style:text-properties officeooo:rsid="0025b32b"/>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Assignment 3.1</text:span></text:p>
      <text:p text:style-name="Standard"><text:span text:style-name="T1"/></text:p>
      <text:p text:style-name="P1">1. <text:s text:c="6"/>Can a Project Manager be a Scrum Master? Why or How?</text:p>
      <text:p text:style-name="P1">Ans: <text:s/>Yes, a Project Manager can be a Scrum Master provided:</text:p>
      <text:list xml:id="list2872612501926481717" text:style-name="L1">
        <text:list-item>
          <text:p text:style-name="P2">He/she should be technical expertise/subject matter expert</text:p>
        </text:list-item>
        <text:list-item>
          <text:p text:style-name="P2">He/she is ready to come out of their mind set of project manager and ready to take new challenges</text:p>
        </text:list-item>
        <text:list-item>
          <text:p text:style-name="P2">He/she has good mentoring and coaching skills</text:p>
        </text:list-item>
        <text:list-item>
          <text:p text:style-name="P2">He/she is good in communication and negotiation</text:p>
        </text:list-item>
        <text:list-item>
          <text:p text:style-name="P3">He/she clearly understands the diffrenece in the roles of a Project Manager and a Scrum Master</text:p>
        </text:list-item>
      </text:list>
      <text:p text:style-name="P4"/>
      <text:p text:style-name="P4">2. <text:s text:c="5"/>Can a Scrum Master be a Product Owner? Why or How?</text:p>
      <text:p text:style-name="P4">Ans: <text:s/>No, a Scrum Master can not be a Product Owner because:</text:p>
      <text:list xml:id="list1971511109007266006" text:style-name="L2">
        <text:list-item>
          <text:p text:style-name="P5">It is not feasible because the complexitiy of the responsibilities incre<text:span text:style-name="T2">a</text:span>ses for the Scrum Master</text:p>
        </text:list-item>
        <text:list-item>
          <text:p text:style-name="P5">If the same person acts for both roles then delivery of the product may get affected as the person may not be able to review and monitor the development on regular basis</text:p>
        </text:list-item>
        <text:list-item>
          <text:p text:style-name="P6">Scrum Master may miss out to sense many things beacuse of the dual role like internal conflicts of the team member </text:p>
        </text:list-item>
        <text:list-item>
          <text:p text:style-name="P6">There is a probability of an urgent meeting from the customer and the development team at the same time and the Scrum Master is left with the only choice of compromising on one which may affect the project delivery </text:p>
        </text:list-item>
        <text:list-item>
          <text:p text:style-name="P6">As a Scrum Master plays a mentor/coach role which needs complete dedication <text:span text:style-name="T2">on a single task and if he plays both the roles then he may not use his mentorship capabilities to the fullest.</text:span></text:p>
        </text:list-item>
      </text:list>
      <text:p text:style-name="P7"/>
      <text:p text:style-name="P8">3. <text:s text:c="5"/>A member of the Scrum team does not want to participate in the sprint planning meetings but considers them a waste of time. How do you, as a Scrum Master, deal with that attitude?</text:p>
      <text:p text:style-name="P9">Ans: <text:s text:c="4"/><text:span text:style-name="T3">I will mentor that member and will try to make him understand the importance of the sprint planning meetings and will explain him in brief how it can affect the delivey of the project if any of the team member does not attend the meeting. As a Scrum Master I will guide him for the right way to achieve the project success and timeliness.</text:span></text:p>
      <text:p text:style-name="P9"/>
      <text:p text:style-name="P9"><text:span text:style-name="T4">4. <text:tab/>What is the difference between the Product Backlog and Sprint Backlog? Justify with example.</text:span></text:p>
      <text:p text:style-name="P10">Ans:</text:p>
      <table:table table:name="Table1" table:style-name="Table1">
        <table:table-column table:style-name="Table1.A" table:number-columns-repeated="2"/>
        <table:table-row>
          <table:table-cell table:style-name="Table1.A1" office:value-type="string">
            <text:p text:style-name="P16"><text:s text:c="23"/><text:span text:style-name="T4">Product Backlog</text:span></text:p>
          </table:table-cell>
          <table:table-cell table:style-name="Table1.B1" office:value-type="string">
            <text:p text:style-name="P16"><text:s text:c="21"/><text:span text:style-name="T4">Sprint Backlog</text:span></text:p>
          </table:table-cell>
        </table:table-row>
        <table:table-row>
          <table:table-cell table:style-name="Table1.A2" office:value-type="string">
            <text:list xml:id="list2099675625984676944" text:style-name="L3">
              <text:list-item>
                <text:p text:style-name="P13">Product owner is the owner</text:p>
              </text:list-item>
            </text:list>
          </table:table-cell>
          <table:table-cell table:style-name="Table1.B2" office:value-type="string">
            <text:list xml:id="list161117233470816" text:continue-numbering="true" text:style-name="L3">
              <text:list-item>
                <text:p text:style-name="P13">Development team is the owner</text:p>
              </text:list-item>
            </text:list>
          </table:table-cell>
        </table:table-row>
        <table:table-row>
          <table:table-cell table:style-name="Table1.A2" office:value-type="string">
            <text:list xml:id="list161118016801411" text:continue-numbering="true" text:style-name="L3">
              <text:list-item>
                <text:p text:style-name="P14">Use user stories to estimate the task</text:p>
              </text:list-item>
            </text:list>
          </table:table-cell>
          <table:table-cell table:style-name="Table1.B2" office:value-type="string">
            <text:list xml:id="list161117981405501" text:continue-numbering="true" text:style-name="L3">
              <text:list-item>
                <text:p text:style-name="P14">Convert user stories into hours to estimate the task</text:p>
              </text:list-item>
            </text:list>
          </table:table-cell>
        </table:table-row>
        <table:table-row>
          <table:table-cell table:style-name="Table1.A2" office:value-type="string">
            <text:list xml:id="list161117524886260" text:continue-numbering="true" text:style-name="L3">
              <text:list-item>
                <text:p text:style-name="P14">Need not to be revised daily. Revision can be done on weekly basis</text:p>
              </text:list-item>
            </text:list>
          </table:table-cell>
          <table:table-cell table:style-name="Table1.B2" office:value-type="string">
            <text:list xml:id="list161118555113939" text:continue-numbering="true" text:style-name="L3">
              <text:list-item>
                <text:p text:style-name="P15">Revision needs to be done daily</text:p>
              </text:list-item>
            </text:list>
          </table:table-cell>
        </table:table-row>
        <text:soft-page-break/>
        <table:table-row>
          <table:table-cell table:style-name="Table1.A2" office:value-type="string">
            <text:list xml:id="list161116705547977" text:continue-numbering="true" text:style-name="L3">
              <text:list-item>
                <text:p text:style-name="P15">Expansion is allowed here</text:p>
              </text:list-item>
            </text:list>
          </table:table-cell>
          <table:table-cell table:style-name="Table1.B2" office:value-type="string">
            <text:list xml:id="list161117801538595" text:continue-numbering="true" text:style-name="L3">
              <text:list-item>
                <text:p text:style-name="P15">Any expansion in sprints not allowed</text:p>
              </text:list-item>
            </text:list>
          </table:table-cell>
        </table:table-row>
        <table:table-row>
          <table:table-cell table:style-name="Table1.A2" office:value-type="string">
            <text:list xml:id="list161118513026990" text:continue-numbering="true" text:style-name="L3">
              <text:list-item>
                <text:p text:style-name="P15">Contains a very high level product list </text:p>
              </text:list-item>
            </text:list>
          </table:table-cell>
          <table:table-cell table:style-name="Table1.B2" office:value-type="string">
            <text:list xml:id="list161118172967834" text:continue-numbering="true" text:style-name="L3">
              <text:list-item>
                <text:p text:style-name="P15">Contains detailed list of all the modules</text:p>
              </text:list-item>
            </text:list>
          </table:table-cell>
        </table:table-row>
      </table:table>
      <text:p text:style-name="P10"/>
      <text:p text:style-name="P10"/>
      <text:p text:style-name="P12">Example:</text:p>
      <text:p text:style-name="P11">Consider a project of developing a e-commerce website. In this example Product Backlog can contain the front page of the website where all major sections/categories of product can be displayed like electronics, home appliances etc. And also the payment gateway can come under Product Backlog. The <text:span text:style-name="T5">Sprint Backlog can be the different modules like desiging the database, different filters to be applied for selecting the specific products, sub categories under the categoires etc.</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4:31:10.768479815</meta:creation-date>
    <dc:date>2016-08-19T16:11:16.540725133</dc:date>
    <meta:editing-duration>PT5M4S</meta:editing-duration>
    <meta:editing-cycles>1</meta:editing-cycles>
    <meta:document-statistic meta:table-count="1" meta:image-count="0" meta:object-count="0" meta:page-count="2" meta:paragraph-count="33" meta:word-count="529" meta:character-count="2978" meta:non-whitespace-character-count="2427"/>
    <meta:generator>LibreOffice/5.1.4.2$Linux_X86_64 LibreOffice_project/10m0$Build-2</meta:generator>
  </office:meta>
</office:document-meta>
</file>